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C0C0C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Nº de Componentes</text:p>
          </table:table-cell>
          <table:table-cell office:value-type="string" table:style-name="ce2">
            <text:p>T. secuencial vect. Globales</text:p>
            <text:p>1 thread/core</text:p>
          </table:table-cell>
          <table:table-cell office:value-type="string" table:style-name="ce3">
            <text:p>T. paralelo (versión for)</text:p>
            <text:p>2 threads/cores</text:p>
          </table:table-cell>
          <table:table-cell office:value-type="string" table:style-name="ce3">
            <text:p>T. paralelo (versión sections)</text:p>
            <text:p>2 threads/cores</text:p>
          </table:table-cell>
          <table:table-cell/>
          <table:table-cell table:style-name="ce1">
            <draw:frame draw:z-index="1" draw:id="id0" draw:style-name="a0" draw:name="Gráfico 1" svg:x="0.38542in" svg:y="0.6614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6384" table:style-name="ce4">
            <text:p>16384</text:p>
          </table:table-cell>
          <table:table-cell office:value-type="float" office:value="1.65682E-3" table:style-name="ce5">
            <text:p>0,00165682</text:p>
          </table:table-cell>
          <table:table-cell office:value-type="float" office:value="8.4328999999999998E-5" table:style-name="ce5">
            <text:p>0,000084329</text:p>
          </table:table-cell>
          <table:table-cell office:value-type="float" office:value="2.73E-5" table:style-name="ce5">
            <text:p>0,000027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2768" table:style-name="ce6">
            <text:p>32768</text:p>
          </table:table-cell>
          <table:table-cell office:value-type="float" office:value="3.39599E-4" table:style-name="ce7">
            <text:p>0,000339599</text:p>
          </table:table-cell>
          <table:table-cell office:value-type="float" office:value="1.7503700000000001E-4" table:style-name="ce7">
            <text:p>0,000175037</text:p>
          </table:table-cell>
          <table:table-cell office:value-type="float" office:value="5.1335999999999998E-5" table:style-name="ce7">
            <text:p>0,00005133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5536" table:style-name="ce4">
            <text:p>65536</text:p>
          </table:table-cell>
          <table:table-cell office:value-type="float" office:value="4.44747E-4" table:style-name="ce5">
            <text:p>0,000444747</text:p>
          </table:table-cell>
          <table:table-cell office:value-type="float" office:value="3.4411799999999997E-4" table:style-name="ce5">
            <text:p>0,000344118</text:p>
          </table:table-cell>
          <table:table-cell office:value-type="float" office:value="9.3162E-5" table:style-name="ce5">
            <text:p>0,00009316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31072" table:style-name="ce6">
            <text:p>131072</text:p>
          </table:table-cell>
          <table:table-cell office:value-type="float" office:value="7.3311899999999996E-4" table:style-name="ce7">
            <text:p>0,000733119</text:p>
          </table:table-cell>
          <table:table-cell office:value-type="float" office:value="6.8467199999999999E-4" table:style-name="ce7">
            <text:p>0,000684672</text:p>
          </table:table-cell>
          <table:table-cell office:value-type="float" office:value="1.8794800000000001E-4" table:style-name="ce7">
            <text:p>0,00018794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2144" table:style-name="ce4">
            <text:p>262144</text:p>
          </table:table-cell>
          <table:table-cell office:value-type="float" office:value="1.5279180000000001E-3" table:style-name="ce5">
            <text:p>0,001527918</text:p>
          </table:table-cell>
          <table:table-cell office:value-type="float" office:value="1.610324E-3" table:style-name="ce5">
            <text:p>0,001610324</text:p>
          </table:table-cell>
          <table:table-cell office:value-type="float" office:value="4.6977199999999997E-4" table:style-name="ce5">
            <text:p>0,00046977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24288" table:style-name="ce6">
            <text:p>524288</text:p>
          </table:table-cell>
          <table:table-cell office:value-type="float" office:value="1.9822640000000001E-3" table:style-name="ce7">
            <text:p>0,001982264</text:p>
          </table:table-cell>
          <table:table-cell office:value-type="float" office:value="2.7367229999999999E-3" table:style-name="ce7">
            <text:p>0,002736723</text:p>
          </table:table-cell>
          <table:table-cell office:value-type="float" office:value="1.6052740000000001E-3" table:style-name="ce7">
            <text:p>0,00160527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048576" table:style-name="ce4">
            <text:p>1048576</text:p>
          </table:table-cell>
          <table:table-cell office:value-type="float" office:value="3.7566610000000001E-3" table:style-name="ce5">
            <text:p>0,003756661</text:p>
          </table:table-cell>
          <table:table-cell office:value-type="float" office:value="3.9299890000000001E-3" table:style-name="ce5">
            <text:p>0,003929989</text:p>
          </table:table-cell>
          <table:table-cell office:value-type="float" office:value="2.9118030000000001E-3" table:style-name="ce5">
            <text:p>0,00291180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097152" table:style-name="ce6">
            <text:p>2097152</text:p>
          </table:table-cell>
          <table:table-cell office:value-type="float" office:value="7.5467160000000002E-3" table:style-name="ce7">
            <text:p>0,007546716</text:p>
          </table:table-cell>
          <table:table-cell office:value-type="float" office:value="8.1640340000000006E-3" table:style-name="ce7">
            <text:p>0,008164034</text:p>
          </table:table-cell>
          <table:table-cell office:value-type="float" office:value="5.5011859999999999E-3" table:style-name="ce7">
            <text:p>0,00550118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194304" table:style-name="ce4">
            <text:p>4194304</text:p>
          </table:table-cell>
          <table:table-cell office:value-type="float" office:value="1.4551250999999999E-2" table:style-name="ce5">
            <text:p>0,014551251</text:p>
          </table:table-cell>
          <table:table-cell office:value-type="float" office:value="1.4698767999999999E-2" table:style-name="ce5">
            <text:p>0,014698768</text:p>
          </table:table-cell>
          <table:table-cell office:value-type="float" office:value="1.1573033999999999E-2" table:style-name="ce5">
            <text:p>0,01157303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388608" table:style-name="ce6">
            <text:p>8388608</text:p>
          </table:table-cell>
          <table:table-cell office:value-type="float" office:value="2.8316300999999999E-2" table:style-name="ce7">
            <text:p>0,028316301</text:p>
          </table:table-cell>
          <table:table-cell office:value-type="float" office:value="2.7882922000000001E-2" table:style-name="ce7">
            <text:p>0,027882922</text:p>
          </table:table-cell>
          <table:table-cell office:value-type="float" office:value="2.1197615999999999E-2" table:style-name="ce7">
            <text:p>0,02119761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6777216" table:style-name="ce4">
            <text:p>16777216</text:p>
          </table:table-cell>
          <table:table-cell office:value-type="float" office:value="5.5931344000000001E-2" table:style-name="ce5">
            <text:p>0,055931344</text:p>
          </table:table-cell>
          <table:table-cell office:value-type="float" office:value="5.6228708000000002E-2" table:style-name="ce5">
            <text:p>0,056228708</text:p>
          </table:table-cell>
          <table:table-cell office:value-type="float" office:value="3.9127499000000003E-2" table:style-name="ce5">
            <text:p>0,03912749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3554432" table:style-name="ce6">
            <text:p>33554432</text:p>
          </table:table-cell>
          <table:table-cell office:value-type="float" office:value="0.10910511000000001" table:style-name="ce7">
            <text:p>0,10910511</text:p>
          </table:table-cell>
          <table:table-cell office:value-type="float" office:value="0.11131622100000001" table:style-name="ce7">
            <text:p>0,111316221</text:p>
          </table:table-cell>
          <table:table-cell office:value-type="float" office:value="7.7907602000000006E-2" table:style-name="ce7">
            <text:p>0,07790760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7108864" table:style-name="ce8">
            <text:p>67108864</text:p>
          </table:table-cell>
          <table:table-cell office:value-type="float" office:value="0.120236684" table:style-name="ce9">
            <text:p>0,120236684</text:p>
          </table:table-cell>
          <table:table-cell office:value-type="float" office:value="0.110611259" table:style-name="ce9">
            <text:p>0,110611259</text:p>
          </table:table-cell>
          <table:table-cell office:value-type="float" office:value="7.7763705000000002E-2" table:style-name="ce9">
            <text:p>0,0777637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cpu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Nº de Componentes</text:p>
          </table:table-cell>
          <table:table-cell office:value-type="string" table:style-name="ce2">
            <text:p>T. secuencial vect. Globales</text:p>
            <text:p>1 thread/core</text:p>
          </table:table-cell>
          <table:table-cell office:value-type="string" table:style-name="ce3">
            <text:p>T. paralelo (versión for)</text:p>
            <text:p>24 threads/cores</text:p>
          </table:table-cell>
          <table:table-cell office:value-type="string" table:style-name="ce3">
            <text:p>T. paralelo (versión sections)</text:p>
            <text:p>24 threads/cor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6384" table:style-name="ce4">
            <text:p>16384</text:p>
          </table:table-cell>
          <table:table-cell office:value-type="float" office:value="1.9937000000000001E-4" table:style-name="ce5">
            <text:p>0,00019937</text:p>
          </table:table-cell>
          <table:table-cell office:value-type="float" office:value="7.87761E-4" table:style-name="ce5">
            <text:p>0,000787761</text:p>
          </table:table-cell>
          <table:table-cell office:value-type="float" office:value="4.0978E-4" table:style-name="ce5">
            <text:p>0,0004097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2768" table:style-name="ce6">
            <text:p>32768</text:p>
          </table:table-cell>
          <table:table-cell office:value-type="float" office:value="1.7321400000000001E-4" table:style-name="ce7">
            <text:p>0,000173214</text:p>
          </table:table-cell>
          <table:table-cell office:value-type="float" office:value="7.4238099999999997E-4" table:style-name="ce7">
            <text:p>0,000742381</text:p>
          </table:table-cell>
          <table:table-cell office:value-type="float" office:value="2.9559200000000001E-4" table:style-name="ce7">
            <text:p>0,00029559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5536" table:style-name="ce4">
            <text:p>65536</text:p>
          </table:table-cell>
          <table:table-cell office:value-type="float" office:value="4.7510199999999998E-4" table:style-name="ce5">
            <text:p>0,000475102</text:p>
          </table:table-cell>
          <table:table-cell office:value-type="float" office:value="4.1400999999999999E-3" table:style-name="ce5">
            <text:p>0,0041401</text:p>
          </table:table-cell>
          <table:table-cell office:value-type="float" office:value="4.6648300000000001E-4" table:style-name="ce5">
            <text:p>0,00046648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31072" table:style-name="ce6">
            <text:p>131072</text:p>
          </table:table-cell>
          <table:table-cell office:value-type="float" office:value="3.4808899999999999E-4" table:style-name="ce7">
            <text:p>0,000348089</text:p>
          </table:table-cell>
          <table:table-cell office:value-type="float" office:value="9.2486000000000001E-4" table:style-name="ce7">
            <text:p>0,00092486</text:p>
          </table:table-cell>
          <table:table-cell office:value-type="float" office:value="4.52418E-4" table:style-name="ce7">
            <text:p>0,00045241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2144" table:style-name="ce4">
            <text:p>262144</text:p>
          </table:table-cell>
          <table:table-cell office:value-type="float" office:value="7.9892500000000003E-4" table:style-name="ce5">
            <text:p>0,000798925</text:p>
          </table:table-cell>
          <table:table-cell office:value-type="float" office:value="1.1211000000000001E-3" table:style-name="ce5">
            <text:p>0,0011211</text:p>
          </table:table-cell>
          <table:table-cell office:value-type="float" office:value="5.5654700000000001E-4" table:style-name="ce5">
            <text:p>0,00055654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24288" table:style-name="ce6">
            <text:p>524288</text:p>
          </table:table-cell>
          <table:table-cell office:value-type="float" office:value="1.319581E-3" table:style-name="ce7">
            <text:p>0,001319581</text:p>
          </table:table-cell>
          <table:table-cell office:value-type="float" office:value="1.4901420000000001E-3" table:style-name="ce7">
            <text:p>0,001490142</text:p>
          </table:table-cell>
          <table:table-cell office:value-type="float" office:value="9.5132400000000003E-4" table:style-name="ce7">
            <text:p>0,00095132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048576" table:style-name="ce4">
            <text:p>1048576</text:p>
          </table:table-cell>
          <table:table-cell office:value-type="float" office:value="3.5625790000000002E-3" table:style-name="ce5">
            <text:p>0,003562579</text:p>
          </table:table-cell>
          <table:table-cell office:value-type="float" office:value="2.1322160000000001E-3" table:style-name="ce5">
            <text:p>0,002132216</text:p>
          </table:table-cell>
          <table:table-cell office:value-type="float" office:value="1.765635E-3" table:style-name="ce5">
            <text:p>0,00176563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097152" table:style-name="ce6">
            <text:p>2097152</text:p>
          </table:table-cell>
          <table:table-cell office:value-type="float" office:value="6.3910670000000003E-3" table:style-name="ce7">
            <text:p>0,006391067</text:p>
          </table:table-cell>
          <table:table-cell office:value-type="float" office:value="3.646074E-3" table:style-name="ce7">
            <text:p>0,003646074</text:p>
          </table:table-cell>
          <table:table-cell office:value-type="float" office:value="3.0865390000000001E-3" table:style-name="ce7">
            <text:p>0,00308653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194304" table:style-name="ce4">
            <text:p>4194304</text:p>
          </table:table-cell>
          <table:table-cell office:value-type="float" office:value="1.2828608E-2" table:style-name="ce5">
            <text:p>0,012828608</text:p>
          </table:table-cell>
          <table:table-cell office:value-type="float" office:value="7.1584149999999996E-3" table:style-name="ce5">
            <text:p>0,007158415</text:p>
          </table:table-cell>
          <table:table-cell office:value-type="float" office:value="5.8810599999999996E-3" table:style-name="ce5">
            <text:p>0,005881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388608" table:style-name="ce6">
            <text:p>8388608</text:p>
          </table:table-cell>
          <table:table-cell office:value-type="float" office:value="2.5156676999999999E-2" table:style-name="ce7">
            <text:p>0,025156677</text:p>
          </table:table-cell>
          <table:table-cell office:value-type="float" office:value="1.4712920000000001E-2" table:style-name="ce7">
            <text:p>0,01471292</text:p>
          </table:table-cell>
          <table:table-cell office:value-type="float" office:value="1.1726248999999999E-2" table:style-name="ce7">
            <text:p>0,01172624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6777216" table:style-name="ce4">
            <text:p>16777216</text:p>
          </table:table-cell>
          <table:table-cell office:value-type="float" office:value="5.0300233E-2" table:style-name="ce5">
            <text:p>0,050300233</text:p>
          </table:table-cell>
          <table:table-cell office:value-type="float" office:value="2.7980246E-2" table:style-name="ce5">
            <text:p>0,027980246</text:p>
          </table:table-cell>
          <table:table-cell office:value-type="float" office:value="2.3056237E-2" table:style-name="ce5">
            <text:p>0,02305623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3554432" table:style-name="ce6">
            <text:p>33554432</text:p>
          </table:table-cell>
          <table:table-cell office:value-type="float" office:value="5.0306561999999999E-2" table:style-name="ce7">
            <text:p>0,050306562</text:p>
          </table:table-cell>
          <table:table-cell office:value-type="float" office:value="5.4354956000000003E-2" table:style-name="ce7">
            <text:p>0,054354956</text:p>
          </table:table-cell>
          <table:table-cell office:value-type="float" office:value="4.4520874000000002E-2" table:style-name="ce7">
            <text:p>0,04452087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7108864" table:style-name="ce8">
            <text:p>67108864</text:p>
          </table:table-cell>
          <table:table-cell office:value-type="float" office:value="5.0140767000000003E-2" table:style-name="ce9">
            <text:p>0,050140767</text:p>
          </table:table-cell>
          <table:table-cell office:value-type="float" office:value="5.4865796000000001E-2" table:style-name="ce9">
            <text:p>0,054865796</text:p>
          </table:table-cell>
          <table:table-cell office:value-type="float" office:value="4.4965447999999998E-2" table:style-name="ce9">
            <text:p>0,04496544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atcgrid</text:p>
          </table:table-cell>
          <table:table-cell table:number-columns-repeated="16381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avier Ramirez pulido</dc:creator>
    <meta:creation-date>2020-03-13T10:54:23Z</meta:creation-date>
    <dc:date>2020-03-25T12:50:43Z</dc:date>
    <meta:editing-cycles>7</meta:editing-cycles>
    <meta:editing-duration>PT36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Plt0">
      <style:chart-properties chart:three-dimensional="true" chart:deep="true" chart:auto-position="fals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plot-area svg:x="18.0pt" svg:y="14.50748031496063pt" svg:width="314.2348818897637pt" svg:height="190.4925196850394pt"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23:.$C$35"/>
          </chart:axis>
          <chart:axis chart:dimension="z" chart:name="primary-z" chart:style-name="Axs2"/>
          <chart:series chart:values-cell-range-address="Sheet1.$D$5:.$D$17" chart:class="chart:bar" chart:attached-axis="primary-y" chart:style-name="G0S0">
            <chart:data-point chart:repeated="13"/>
          </chart:series>
          <chart:series chart:values-cell-range-address="Sheet1.$E$5:.$E$17" chart:class="chart:bar" chart:attached-axis="primary-y" chart:style-name="G0S1">
            <chart:data-point chart:repeated="13"/>
          </chart:series>
          <chart:series chart:values-cell-range-address="Sheet1.$F$5:.$F$17" chart:class="chart:bar" chart:attached-axis="primary-y" chart:style-name="G0S2">
            <chart:data-point chart:repeated="13"/>
          </chart:series>
          <chart:series chart:values-cell-range-address="Sheet1.$D$23:.$D$35" chart:class="chart:bar" chart:attached-axis="primary-y" chart:style-name="G0S3">
            <chart:data-point chart:repeated="13"/>
          </chart:series>
          <chart:series chart:values-cell-range-address="Sheet1.$E$23:.$E$35" chart:class="chart:bar" chart:attached-axis="primary-y" chart:style-name="G0S4">
            <chart:data-point chart:repeated="13"/>
          </chart:series>
          <chart:series chart:values-cell-range-address="Sheet1.$F$23:.$F$35" chart:class="chart:bar" chart:attached-axis="primary-y" chart:style-name="G0S5">
            <chart:data-point chart:repeated="1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